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ff3" officeooo:paragraph-rsid="00095ff3"/>
    </style:style>
    <style:style style:name="P2" style:family="paragraph" style:parent-style-name="Standard">
      <style:text-properties fo:color="#c9211e" loext:opacity="100%" officeooo:rsid="00095ff3" officeooo:paragraph-rsid="00095ff3"/>
    </style:style>
    <style:style style:name="P3" style:family="paragraph" style:parent-style-name="Standard">
      <style:text-properties fo:color="#c9211e" loext:opacity="100%" fo:font-size="15pt" officeooo:rsid="0009fbbf" officeooo:paragraph-rsid="0009fbbf" style:font-size-asian="15pt" style:font-size-complex="15pt"/>
    </style:style>
    <style:style style:name="P4" style:family="paragraph" style:parent-style-name="Standard">
      <style:text-properties fo:color="#00a933" loext:opacity="100%" fo:font-size="15pt" officeooo:rsid="00095ff3" officeooo:paragraph-rsid="00095ff3" style:font-size-asian="15pt" style:font-size-complex="15pt"/>
    </style:style>
    <style:style style:name="P5" style:family="paragraph" style:parent-style-name="Standard">
      <style:text-properties fo:color="#00a933" loext:opacity="100%" fo:font-size="15pt" officeooo:rsid="0009fbbf" officeooo:paragraph-rsid="0009fbbf" style:font-size-asian="15pt" style:font-size-complex="15pt"/>
    </style:style>
    <style:style style:name="P6" style:family="paragraph" style:parent-style-name="Standard">
      <style:text-properties fo:color="#00a933" loext:opacity="100%" fo:font-size="15pt" officeooo:rsid="0009fbbf" officeooo:paragraph-rsid="000a9b68" style:font-size-asian="15pt" style:font-size-complex="15pt"/>
    </style:style>
    <style:style style:name="P7" style:family="paragraph" style:parent-style-name="Standard">
      <style:text-properties style:use-window-font-color="true" loext:opacity="0%" fo:font-size="15pt" officeooo:rsid="0009fbbf" officeooo:paragraph-rsid="0009fbbf" style:font-size-asian="15pt" style:font-size-complex="15pt"/>
    </style:style>
    <style:style style:name="P8" style:family="paragraph" style:parent-style-name="Standard">
      <style:text-properties style:use-window-font-color="true" loext:opacity="0%" fo:font-size="15pt" officeooo:rsid="0009fbbf" officeooo:paragraph-rsid="000a9b68" style:font-size-asian="15pt" style:font-size-complex="15pt"/>
    </style:style>
    <style:style style:name="P9" style:family="paragraph" style:parent-style-name="Standard">
      <style:text-properties fo:color="#302709" loext:opacity="100%" fo:font-size="15pt" officeooo:rsid="0009fbbf" officeooo:paragraph-rsid="0009fbbf" style:font-size-asian="15pt" style:font-size-complex="15pt"/>
    </style:style>
    <style:style style:name="P10" style:family="paragraph" style:parent-style-name="Standard">
      <style:text-properties fo:color="#302709" loext:opacity="100%" fo:font-size="15pt" officeooo:rsid="000febc5" officeooo:paragraph-rsid="000febc5" style:font-size-asian="15pt" style:font-size-complex="15pt"/>
    </style:style>
    <style:style style:name="T1" style:family="text">
      <style:text-properties officeooo:rsid="0009fbbf"/>
    </style:style>
    <style:style style:name="T2" style:family="text">
      <style:text-properties fo:color="#3465a4" loext:opacity="100%"/>
    </style:style>
    <style:style style:name="T3" style:family="text">
      <style:text-properties fo:color="#a1467e" loext:opacity="100%"/>
    </style:style>
    <style:style style:name="T4" style:family="text">
      <style:text-properties fo:color="#ff4000" loext:opacity="100%"/>
    </style:style>
    <style:style style:name="T5" style:family="text">
      <style:text-properties fo:color="#55308d" loext:opacity="100%"/>
    </style:style>
    <style:style style:name="T6" style:family="text">
      <style:text-properties fo:color="#55308d" loext:opacity="100%" officeooo:rsid="000a9b68"/>
    </style:style>
    <style:style style:name="T7" style:family="text">
      <style:text-properties officeooo:rsid="000a9b68"/>
    </style:style>
    <style:style style:name="T8" style:family="text">
      <style:text-properties officeooo:rsid="000e5257"/>
    </style:style>
    <style:style style:name="T9" style:family="text">
      <style:text-properties officeooo:rsid="000feb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GESTION <text:s/>DES RESEAUX</text:p>
      <text:p text:style-name="P1"/>
      <text:p text:style-name="P4">Gestion des interfaces réseaux sous Linux: /<text:span text:style-name="T1">etc/netplan</text:span></text:p>
      <text:p text:style-name="P4"/>
      <text:p text:style-name="P3">Les SCRIPTS :</text:p>
      <text:p text:style-name="P3"><text:tab/><text:span text:style-name="T2">Les différentes shells sous linux :</text:span></text:p>
      <text:p text:style-name="P3"><text:span text:style-name="T2"><text:tab/><text:tab/></text:span><text:span text:style-name="T3">Bash (Bourne Again Shell):version améliorée de Bourne Shell (sh) :</text:span></text:p>
      <text:p text:style-name="P6">Exp d’éditeur de texte pour créer de script bash : </text:p>
      <text:p text:style-name="P8"><text:span text:style-name="T4"><text:tab/><text:tab/></text:span><text:span text:style-name="T5">nano,vim ou vi</text:span></text:p>
      <text:p text:style-name="P7"><text:span text:style-name="T4"><text:tab/><text:tab/></text:span><text:span text:style-name="T5">#!/bin/bash:</text:span> pour commencer le script</text:p>
      <text:p text:style-name="P7"><text:span text:style-name="T4"><text:tab/><text:tab/></text:span><text:span text:style-name="T5">chmod : </text:span>pour lui donner la permission d’exécution</text:p>
      <text:p text:style-name="P7"><text:tab/><text:tab/><text:span text:style-name="T5"> « ./ »:</text:span>pour exécuter le script</text:p>
      <text:p text:style-name="P5">Utilisation des variables et arguments dans un script bash:</text:p>
      <text:p text:style-name="P5"><text:tab/><text:tab/><text:span text:style-name="T6">variable locale : nom= « Asmine »</text:span></text:p>
      <text:p text:style-name="P5"><text:span text:style-name="T6"><text:tab/><text:tab/>variablepositionnelles : $1;$2 ;..</text:span></text:p>
      <text:p text:style-name="P5"><text:span text:style-name="T6"><text:tab/><text:tab/>Variables d'entrée utilisateur : « read »</text:span></text:p>
      <text:p text:style-name="P5"><text:span text:style-name="T6"/></text:p>
      <text:p text:style-name="P5"><text:span text:style-name="T7">Les structures conditionnelles et les <text:s/>boucles dans les scripts :</text:span></text:p>
      <text:p text:style-name="P5"><text:tab/><text:tab/><text:span text:style-name="T2">La condition if dans un script bash :</text:span></text:p>
      <text:p text:style-name="P5"><text:span text:style-name="T2"><text:tab/><text:tab/></text:span></text:p>
      <text:p text:style-name="P9"><text:tab/><text:span text:style-name="T8">1)</text:span><text:tab/>if [ condition ]; then</text:p>
      <text:p text:style-name="P9"># Code à exécuter si la condition est vraie</text:p>
      <text:p text:style-name="P9">else</text:p>
      <text:p text:style-name="P9"># Code à exécuter si la condition est vraie</text:p>
      <text:p text:style-name="P9">…</text:p>
      <text:p text:style-name="P9">fi</text:p>
      <text:p text:style-name="P9"><text:tab/><text:span text:style-name="T8">2)<text:tab/>for i in {1..5}; do</text:span></text:p>
      <text:p text:style-name="P9"># Code à exécuter si la condition est vraie</text:p>
      <text:p text:style-name="P9">done</text:p>
      <text:p text:style-name="P9"><text:tab/></text:p>
      <text:p text:style-name="P9"><text:tab/><text:span text:style-name="T9">2a) for i in {1..10..2}; do</text:span></text:p>
      <text:p text:style-name="P9"># Code à exécuter si la condition est vraie</text:p>
      <text:p text:style-name="P9">done</text:p>
      <text:p text:style-name="P9"/>
      <text:p text:style-name="P9"><text:tab/><text:span text:style-name="T9">2b)for groupe in "K1" "K2" " K3" "K4"</text:span></text:p>
      <text:p text:style-name="P9">do</text:p>
      <text:p text:style-name="P9">echo "Je suis dans le groupe $groupe"</text:p>
      <text:p text:style-name="P9">done</text:p>
      <text:p text:style-name="P9"/>
      <text:p text:style-name="P9"><text:tab/><text:span text:style-name="T9">2c)for file in *.txt</text:span></text:p>
      <text:p text:style-name="P9">do</text:p>
      <text:p text:style-name="P9">echo "Fichier : $file" <text:s/><text:span text:style-name="T9">done</text:span></text:p>
      <text:p text:style-name="P10"><text:soft-page-break/>3) while true</text:p>
      <text:p text:style-name="P10">do</text:p>
      <text:p text:style-name="P10">echo "Cette boucle s'exécutera indéfiniment."</text:p>
      <text:p text:style-name="P10">sle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8:37:57.614590807</meta:creation-date>
    <dc:date>2025-01-15T10:29:13.134758344</dc:date>
    <meta:editing-duration>PT20M45S</meta:editing-duration>
    <meta:editing-cycles>1</meta:editing-cycles>
    <meta:document-statistic meta:table-count="0" meta:image-count="0" meta:object-count="0" meta:page-count="2" meta:paragraph-count="41" meta:word-count="203" meta:character-count="1125" meta:non-whitespace-character-count="929"/>
    <meta:generator>LibreOffice/24.2.6.2$Linux_X86_64 LibreOffice_project/420$Build-2</meta:generator>
  </office:meta>
</office:document-meta>
</file>